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7000000424AF4625DBEC10D0E.png" manifest:media-type="image/png"/>
  <manifest:file-entry manifest:full-path="Pictures/10000000000001CC0000003D3A6E8CE77594AA93.png" manifest:media-type="image/png"/>
  <manifest:file-entry manifest:full-path="Pictures/10000000000001F800000037649080CEB48E94CB.png" manifest:media-type="image/png"/>
  <manifest:file-entry manifest:full-path="Pictures/100000000000034B0000003710DA8F6CD859BCB0.png" manifest:media-type="image/png"/>
  <manifest:file-entry manifest:full-path="Pictures/10000000000006BF000000E97135304513493687.png" manifest:media-type="image/png"/>
  <manifest:file-entry manifest:full-path="Pictures/10000000000002A000000217176674413347C2C2.png" manifest:media-type="image/png"/>
  <manifest:file-entry manifest:full-path="Pictures/100000000000060B000000E3B211F52983F1BC26.png" manifest:media-type="image/png"/>
  <manifest:file-entry manifest:full-path="Pictures/100000000000011200000046DEEEEDBF2B780381.png" manifest:media-type="image/png"/>
  <manifest:file-entry manifest:full-path="Pictures/10000000000002F5000001DA37B34E3B977FD01D.png" manifest:media-type="image/png"/>
  <manifest:file-entry manifest:full-path="Pictures/10000000000002CF0000003D71CF202E372CA708.png" manifest:media-type="image/png"/>
  <manifest:file-entry manifest:full-path="Pictures/10000000000001020000004AAD27B79431A8CF10.png" manifest:media-type="image/png"/>
  <manifest:file-entry manifest:full-path="Pictures/10000000000001EF00000025D7BFF7FEEB31F4C2.png" manifest:media-type="image/png"/>
  <manifest:file-entry manifest:full-path="Pictures/1000000000000245000000582771B1F646839BB1.png" manifest:media-type="image/png"/>
  <manifest:file-entry manifest:full-path="Pictures/100000000000055A000000A59605A3505DF0D8B0.png" manifest:media-type="image/png"/>
  <manifest:file-entry manifest:full-path="Pictures/100000000000037F0000005ECF1057200B2E55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906cm" svg:height="6.202cm" svg:x="0.254cm" svg:y="0.508cm">
          <draw:image xlink:href="Pictures/10000000000002F5000001DA37B34E3B977FD01D.png" xlink:type="simple" xlink:show="embed" xlink:actuate="onLoad">
            <text:p/>
          </draw:image>
        </draw:frame>
        <draw:frame draw:style-name="gr1" draw:text-style-name="P1" draw:layer="layout" svg:width="3.395cm" svg:height="0.867cm" svg:x="17.179cm" svg:y="6.604cm">
          <draw:image xlink:href="Pictures/100000000000011200000046DEEEEDBF2B780381.png" xlink:type="simple" xlink:show="embed" xlink:actuate="onLoad">
            <text:p/>
          </draw:image>
        </draw:frame>
        <draw:frame draw:style-name="gr1" draw:text-style-name="P1" draw:layer="layout" svg:width="4.064cm" svg:height="1.165cm" svg:x="17.018cm" svg:y="7.471cm">
          <draw:image xlink:href="Pictures/10000000000001020000004AAD27B79431A8CF10.png" xlink:type="simple" xlink:show="embed" xlink:actuate="onLoad">
            <text:p/>
          </draw:image>
        </draw:frame>
        <draw:frame draw:style-name="gr1" draw:text-style-name="P1" draw:layer="layout" svg:width="7.874cm" svg:height="1.192cm" svg:x="15.24cm" svg:y="8.636cm">
          <draw:image xlink:href="Pictures/1000000000000245000000582771B1F646839BB1.png" xlink:type="simple" xlink:show="embed" xlink:actuate="onLoad">
            <text:p/>
          </draw:image>
        </draw:frame>
        <draw:frame draw:style-name="gr2" draw:text-style-name="P2" draw:layer="layout" svg:width="8.667cm" svg:height="0.909cm" svg:x="14.986cm" svg:y="9.759cm">
          <draw:image xlink:href="Pictures/100000000000037F0000005ECF1057200B2E558C.png" xlink:type="simple" xlink:show="embed" xlink:actuate="onLoad">
            <text:p/>
          </draw:image>
        </draw:frame>
        <draw:frame draw:style-name="gr2" draw:text-style-name="P2" draw:layer="layout" svg:width="12.192cm" svg:height="1.468cm" svg:x="12.954cm" svg:y="10.922cm">
          <draw:image xlink:href="Pictures/100000000000055A000000A59605A3505DF0D8B0.png" xlink:type="simple" xlink:show="embed" xlink:actuate="onLoad">
            <text:p/>
          </draw:image>
        </draw:frame>
        <draw:frame draw:style-name="gr2" draw:text-style-name="P2" draw:layer="layout" svg:width="10.922cm" svg:height="1.602cm" svg:x="13.208cm" svg:y="12.446cm">
          <draw:image xlink:href="Pictures/100000000000060B000000E3B211F52983F1BC26.png" xlink:type="simple" xlink:show="embed" xlink:actuate="onLoad">
            <text:p/>
          </draw:image>
        </draw:frame>
        <draw:frame draw:style-name="gr1" draw:text-style-name="P1" draw:layer="layout" svg:width="10.922cm" svg:height="0.925cm" svg:x="13.462cm" svg:y="2.377cm">
          <draw:image xlink:href="Pictures/10000000000002CF0000003D71CF202E372CA708.png" xlink:type="simple" xlink:show="embed" xlink:actuate="onLoad">
            <text:p/>
          </draw:image>
        </draw:frame>
        <draw:frame draw:style-name="gr2" draw:text-style-name="P2" draw:layer="layout" svg:width="9.481cm" svg:height="7.548cm" svg:x="1.016cm" svg:y="7.366cm">
          <draw:image xlink:href="Pictures/10000000000002A000000217176674413347C2C2.png" xlink:type="simple" xlink:show="embed" xlink:actuate="onLoad">
            <text:p/>
          </draw:image>
        </draw:frame>
        <draw:frame draw:style-name="gr1" draw:text-style-name="P1" draw:layer="layout" svg:width="8.89cm" svg:height="0.663cm" svg:x="14.478cm" svg:y="1.115cm">
          <draw:image xlink:href="Pictures/10000000000001EF00000025D7BFF7FEEB31F4C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89cm" svg:height="0.663cm" svg:x="0.762cm" svg:y="1.369cm">
          <draw:image xlink:href="Pictures/10000000000001EF00000025D7BFF7FEEB31F4C2.png" xlink:type="simple" xlink:show="embed" xlink:actuate="onLoad">
            <text:p/>
          </draw:image>
        </draw:frame>
        <draw:frame draw:style-name="gr1" draw:text-style-name="P1" draw:layer="layout" svg:width="26.729cm" svg:height="3.605cm" svg:x="0.762cm" svg:y="2.794cm">
          <draw:image xlink:href="Pictures/10000000000006BF000000E97135304513493687.png" xlink:type="simple" xlink:show="embed" xlink:actuate="onLoad">
            <text:p/>
          </draw:image>
        </draw:frame>
        <draw:frame draw:style-name="gr1" draw:text-style-name="P1" draw:layer="layout" svg:width="8.252cm" svg:height="0.901cm" svg:x="0.892cm" svg:y="7.181cm">
          <draw:image xlink:href="Pictures/10000000000001F800000037649080CEB48E94CB.png" xlink:type="simple" xlink:show="embed" xlink:actuate="onLoad">
            <text:p/>
          </draw:image>
        </draw:frame>
        <draw:frame draw:style-name="gr1" draw:text-style-name="P1" draw:layer="layout" svg:width="13.178cm" svg:height="1.117cm" svg:x="0.792cm" svg:y="8.743cm">
          <draw:image xlink:href="Pictures/10000000000002CF0000003D71CF202E372CA708.png" xlink:type="simple" xlink:show="embed" xlink:actuate="onLoad">
            <text:p/>
          </draw:image>
        </draw:frame>
        <draw:frame draw:style-name="gr1" draw:text-style-name="P1" draw:layer="layout" svg:width="8.89cm" svg:height="1.13cm" svg:x="0.916cm" svg:y="10.454cm">
          <draw:image xlink:href="Pictures/1000000000000207000000424AF4625DBEC10D0E.png" xlink:type="simple" xlink:show="embed" xlink:actuate="onLoad">
            <text:p/>
          </draw:image>
        </draw:frame>
        <draw:frame draw:style-name="gr1" draw:text-style-name="P1" draw:layer="layout" svg:width="7.088cm" svg:height="0.938cm" svg:x="1.04cm" svg:y="11.846cm">
          <draw:image xlink:href="Pictures/10000000000001CC0000003D3A6E8CE77594AA93.png" xlink:type="simple" xlink:show="embed" xlink:actuate="onLoad">
            <text:p/>
          </draw:image>
        </draw:frame>
        <draw:frame draw:style-name="gr1" draw:text-style-name="P1" draw:layer="layout" svg:width="13.716cm" svg:height="0.894cm" svg:x="1.016cm" svg:y="13.191cm">
          <draw:image xlink:href="Pictures/100000000000034B0000003710DA8F6CD859BCB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15T11:08:12.787894351</meta:creation-date>
    <dc:date>2022-05-15T12:45:34.787249950</dc:date>
    <meta:editing-duration>PT50M31S</meta:editing-duration>
    <meta:editing-cycles>7</meta:editing-cycles>
    <meta:generator>LibreOffice/6.0.7.3$Linux_X86_64 LibreOffice_project/00m0$Build-3</meta:generator>
    <meta:document-statistic meta:object-count="42"/>
  </office:meta>
</office:document-meta>
</file>